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Monaco" fo:font-size="11pt" style:font-name-asian="Monaco" style:font-size-asian="11pt" style:font-name-complex="Monaco" style:font-size-complex="11pt"/>
    </style:style>
    <style:style style:name="P4" style:family="paragraph" style:parent-style-name="Standard">
      <style:text-properties style:font-name="Monaco" fo:font-size="11pt" fo:font-weight="normal" style:font-name-asian="Monaco" style:font-size-asian="11pt" style:font-weight-asian="normal" style:font-name-complex="Monaco" style:font-size-complex="11pt"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8" style:family="paragraph" style:parent-style-name="Standard">
      <style:text-properties fo:color="#660000" style:font-name="Monaco" fo:font-size="11pt" fo:font-weight="normal" style:font-name-asian="Monaco" style:font-size-asian="11pt" style:font-weight-asian="normal" style:font-name-complex="Monaco" style:font-size-complex="11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T1" style:family="text">
      <style:text-properties fo:color="#0000ff"/>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8200"/>
    </style:style>
    <style:style style:name="T5" style:family="text">
      <style:text-properties fo:color="#008200" style:font-name="Monaco" fo:font-size="11pt" style:font-name-asian="Monaco" style:font-size-asian="11pt" style:font-name-complex="Monaco" style:font-size-complex="11pt"/>
    </style:style>
    <style:style style:name="T6" style:family="text">
      <style:text-properties fo:color="#660000"/>
    </style:style>
    <style:style style:name="T7" style:family="text">
      <style:text-properties fo:color="#660000" style:font-name="Monaco" fo:font-size="11pt" style:font-name-asian="Monaco" style:font-size-asian="11pt" style:font-name-complex="Monaco" style:font-size-complex="11pt"/>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808080"/>
    </style:style>
    <style:style style:name="T11" style:family="text">
      <style:text-properties fo:color="#b3b3b3"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Template Notes</text:p>
      <text:p text:style-name="P1"/>
      <text:p text:style-name="P2">The dynamic template system works by loading all templates from the Templates table the first time a template is requested. The class is intended to be used as a singleton (never created more than once per server request), you should always obtain a reference to it like this: </text:p>
      <text:p text:style-name="P2"/>
      <text:p text:style-name="P4"><text:span text:style-name="T1"><text:tab/><text:tab/>require_once</text:span><text:span text:style-name="T2">(PATH_CORE.</text:span><text:span text:style-name="T4">'/classes/dynamicTemplate.class.php'</text:span><text:span text:style-name="T2">);</text:span></text:p>
      <text:p text:style-name="P5"><text:span text:style-name="T2"><text:tab/><text:tab/></text:span><text:span text:style-name="T6">$dynTemp </text:span><text:span text:style-name="T2">= dynamicTemplate::getInstance(</text:span><text:span text:style-name="T6">$this</text:span><text:span text:style-name="T2">-&gt;db);</text:span></text:p>
      <text:p text:style-name="P6"><text:tab/></text:p>
      <text:p text:style-name="P1"/>
      <text:p text:style-name="P2">(Many template files refer to a locally defined reference to the dynamic template singleton which is always called <text:span text:style-name="T7">$dynTemp</text:span>)</text:p>
      <text:p text:style-name="P2"/>
      <text:p text:style-name="P2">(Note for those who are familiar with the original codebase: The dynamic template systems is designed to be a near-seamless wrapper around the original template system. This means that templates are defined and used exactly as they were before, but the exact syntax to define them includes a wrapper which allows the dynamic template class to grab the template data from the database if it exists, or create it in the database if it doesn't.)</text:p>
      <text:p text:style-name="P2"/>
      <text:p text:style-name="P2">To add a dynamic template that will be invoked via registerTemplates, use this format:</text:p>
      <text:p text:style-name="P2"/>
      <text:p text:style-name="P2"><text:span text:style-name="T7"><text:tab/>$cat </text:span><text:span text:style-name="T3">= </text:span><text:span text:style-name="T5">'rewards'</text:span><text:span text:style-name="T3">; // helps organize templates and could be used for optimization of loading later</text:span></text:p>
      <text:p text:style-name="P4"><text:span text:style-name="T6"><text:tab/>$this</text:span><text:span text:style-name="T2">-&gt;addTemplateDynamic(</text:span><text:span text:style-name="T6">$dynTemp</text:span><text:span text:style-name="T2">, </text:span><text:span text:style-name="T4">'RewardTitle'</text:span><text:span text:style-name="T2">, </text:span><text:span text:style-name="T4">'Action Rewards'</text:span><text:span text:style-name="T2">,</text:span><text:span text:style-name="T4">'&lt;help string would go here&gt;'</text:span><text:span text:style-name="T2">,</text:span><text:span text:style-name="T6">$cat</text:span><text:span text:style-name="T2">);</text:span></text:p>
      <text:p text:style-name="P2"/>
      <text:p text:style-name="P2">The following call will add a template but NOT insert it into the database. This allows non-editable templates to be defined with nearly identical syntax.</text:p>
      <text:p text:style-name="P2"/>
      <text:p text:style-name="P4"><text:span text:style-name="T6"><text:tab/>$this</text:span><text:span text:style-name="T2">-&gt;addTemplateStatic(</text:span><text:span text:style-name="T6">$dynTemp</text:span><text:span text:style-name="T2">, </text:span><text:span text:style-name="T4">'rewardPanelList'</text:span><text:span text:style-name="T2">,</text:span><text:span text:style-name="T4">'&lt;ul&gt;{items}&lt;/ul&gt;'</text:span><text:span text:style-name="T2">,</text:span><text:span text:style-name="T4">''</text:span><text:span text:style-name="T2">,</text:span><text:span text:style-name="T6">$cat</text:span><text:span text:style-name="T2">); </text:span><text:span text:style-name="T10">// <text:s/></text:span></text:p>
      <text:p text:style-name="P2"/>
      <text:p text:style-name="P2">(The above is actually just does this internally: <text:span text:style-name="T7">$this</text:span><text:span text:style-name="T3">-&gt;addTemplate(</text:span><text:span text:style-name="T5">'rewardPanelList'</text:span><text:span text:style-name="T3">,</text:span><text:span text:style-name="T5">'&lt;ul&gt;{items}&lt;/ul&gt;'</text:span><text:span text:style-name="T3">);</text:span>)</text:p>
      <text:p text:style-name="P2"/>
      <text:p text:style-name="P2"/>
      <text:p text:style-name="Standard"><text:span text:style-name="T9">Templates are sometimes included directly in source files rather than invoked via template::registerTemplate. Say you want to have the template file define some text in a local variable </text:span>$static.<text:span text:style-name="T8"> Use this structure to hook it as a dynamic template:</text:span></text:p>
      <text:p text:style-name="P8"/>
      <text:p text:style-name="P3"><text:tab/>$static='&lt;br /&gt;&lt;h1&gt;'.SITE_TITLE.' Frequently Asked Questions&lt;/h1&gt;...stuff...<text:span text:style-name="T4">'</text:span><text:span text:style-name="T2">;<text:tab/></text:span></text:p>
      <text:p text:style-name="P6"><text:tab/></text:p>
      <text:p text:style-name="P5"><text:span text:style-name="T6"><text:tab/>$category</text:span><text:span text:style-name="T2">=</text:span><text:span text:style-name="T4">'faq'</text:span><text:span text:style-name="T2">;</text:span></text:p>
      <text:p text:style-name="P5"><text:span text:style-name="T6"><text:tab/>$static </text:span><text:span text:style-name="T2">= </text:span><text:span text:style-name="T6">$dynTemp</text:span><text:span text:style-name="T2">-&gt;useDBTemplate(</text:span><text:span text:style-name="T4">'FAQ'</text:span><text:span text:style-name="T2">,</text:span><text:span text:style-name="T6">$static</text:span><text:span text:style-name="T2">,</text:span><text:span text:style-name="T4">''</text:span><text:span text:style-name="T2">,</text:span><text:span text:style-name="T1">false </text:span><text:span text:style-name="T11">/*unused refreshPage parameter*/</text:span><text:span text:style-name="T2">, </text:span><text:span text:style-name="T6">$category</text:span><text:span text:style-name="T2">);</text:span></text:p>
      <text:p text:style-name="P2"/>
      <text:p text:style-name="P2"/>
      <text:p text:style-name="P1">Template Editing</text:p>
      <text:p text:style-name="P2"/>
      <text:p text:style-name="Standard"><text:span text:style-name="T9">The dynamic template wrappers used a flag $dynTemp-&gt;editEnabled to determine whether to insert the ajax wrappers around the template code to allow for inline editing. This flag is usually set via authEnableEditMode, which will enable edit mode if the session user is a sponsor or an admin, or, if the fbId (from $_POST) is authorized in the </text:span><text:span text:style-name="T5">template_editor_fbIds </text:span><text:span text:style-name="T9">system status state. authEnableEditMode is called in index.php if ENABLE_TEMPLATE_EDITS is true, and is called in pageAdmin (?p=admin) always. Therefore, inline editing on the live site is possibly only if ENABLE_TEMPLATE_EDITS is true, but all templates can still be edited via ?p=admin anytime for authorized users.</text:span></text:p>
      <text:p text:style-name="P2"/>
      <text:p text:style-name="P2">The admin page interface allows templates to be cleared (deleted from the Templates table) as well as reset to their file defaults.</text:p>
      <text:p text:style-name="P2"/>
      <text:p text:style-name="P2">Note: Resetting to source uses a function called populateTemplates() This function actually just calls include() for all the .php files in the templates/ directory, so all the dynamic template calls need to appear at file scope in order to properly repopulate the database.</text:p>
      <text:p text:style-name="P2"/>
      <text:p text:style-name="P1">Caching</text:p>
      <text:p text:style-name="P2"/>
      <text:p text:style-name="P2">Caching is disabled when ENABLE_TEMPLATE_EDITS is true so that the ajax edit wrappers do not leak into the cache which will confuse users and could lead to security holes.</text:p>
      <text:p text:style-name="P2"/>
      <text:p text:style-name="P1">Misc Notes</text:p>
      <text:p text:style-name="P2"/>
      <text:p text:style-name="P2">useDBTemplate and addTemplateDynamic include fields for a help string which will appear in the edit dialog, this can be used to help the user understand any particularities about that template (such as the meaning of { } fields). There is also a parameter refreshPage to tell the editing code to reload the whole page after editing a template. This is currently not needed or implemented (would be useful for, e.g., editing list and item templates).</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acDonald</meta:initial-creator>
    <meta:creation-date>2009-04-21T12:48:38</meta:creation-date>
    <dc:date>2009-04-26T14:38:29</dc:date>
    <dc:creator>Daniel MacDonald</dc:creator>
    <meta:editing-duration>PT23H52M56S</meta:editing-duration>
    <meta:editing-cycles>7</meta:editing-cycles>
    <meta:generator>OpenOffice.org/3.0$Unix OpenOffice.org_project/300m15$Build-9379</meta:generator>
    <meta:document-statistic meta:table-count="0" meta:image-count="0" meta:object-count="0" meta:page-count="1" meta:paragraph-count="26" meta:word-count="554" meta:character-count="3805"/>
    <meta:user-defined meta:name="Info 1"/>
    <meta:user-defined meta:name="Info 2"/>
    <meta:user-defined meta:name="Info 3"/>
    <meta:user-defined meta:name="Info 4"/>
  </office:meta>
</office:document-meta>
</file>